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ad3c" officeooo:paragraph-rsid="0019ad3c"/>
    </style:style>
    <style:style style:name="P2" style:family="paragraph" style:parent-style-name="Standard">
      <style:text-properties officeooo:rsid="0019ad3c" officeooo:paragraph-rsid="001cdd5d"/>
    </style:style>
    <style:style style:name="P3" style:family="paragraph" style:parent-style-name="Standard">
      <style:text-properties officeooo:rsid="001dc4f7" officeooo:paragraph-rsid="001dc4f7"/>
    </style:style>
    <style:style style:name="P4" style:family="paragraph" style:parent-style-name="Standard">
      <style:text-properties officeooo:rsid="0019ad3c" officeooo:paragraph-rsid="0019ad3c"/>
    </style:style>
    <style:style style:name="P5" style:family="paragraph" style:parent-style-name="Standard">
      <style:text-properties officeooo:rsid="002566de" officeooo:paragraph-rsid="002566de"/>
    </style:style>
    <style:style style:name="P6" style:family="paragraph" style:parent-style-name="Standard">
      <style:text-properties officeooo:rsid="002053b9" officeooo:paragraph-rsid="002053b9"/>
    </style:style>
    <style:style style:name="P7" style:family="paragraph" style:parent-style-name="Standard">
      <style:text-properties officeooo:rsid="00272c35" officeooo:paragraph-rsid="00272c35"/>
    </style:style>
    <style:style style:name="P8" style:family="paragraph" style:parent-style-name="Standard">
      <style:text-properties officeooo:rsid="00272c35" officeooo:paragraph-rsid="002b8e30"/>
    </style:style>
    <style:style style:name="P9" style:family="paragraph" style:parent-style-name="Standard">
      <style:text-properties officeooo:rsid="0027c78e" officeooo:paragraph-rsid="0027c78e"/>
    </style:style>
    <style:style style:name="P10" style:family="paragraph" style:parent-style-name="Standard">
      <style:text-properties officeooo:rsid="002959ae" officeooo:paragraph-rsid="002959ae"/>
    </style:style>
    <style:style style:name="P11" style:family="paragraph" style:parent-style-name="Standard">
      <style:text-properties officeooo:rsid="002a2b50" officeooo:paragraph-rsid="002a2b50"/>
    </style:style>
    <style:style style:name="P12" style:family="paragraph" style:parent-style-name="Standard">
      <style:text-properties officeooo:rsid="002cb86e" officeooo:paragraph-rsid="00272c35"/>
    </style:style>
    <style:style style:name="P13" style:family="paragraph" style:parent-style-name="Standard">
      <style:text-properties officeooo:rsid="002cb86e" officeooo:paragraph-rsid="002cb86e"/>
    </style:style>
    <style:style style:name="T1" style:family="text">
      <style:text-properties officeooo:rsid="001cdd5d"/>
    </style:style>
    <style:style style:name="T2" style:family="text">
      <style:text-properties officeooo:rsid="001dc4f7"/>
    </style:style>
    <style:style style:name="T3" style:family="text">
      <style:text-properties officeooo:rsid="001e680b"/>
    </style:style>
    <style:style style:name="T4" style:family="text">
      <style:text-properties officeooo:rsid="0020b1cf"/>
    </style:style>
    <style:style style:name="T5" style:family="text">
      <style:text-properties officeooo:rsid="002286b9"/>
    </style:style>
    <style:style style:name="T6" style:family="text">
      <style:text-properties officeooo:rsid="002566de"/>
    </style:style>
    <style:style style:name="T7" style:family="text">
      <style:text-properties officeooo:rsid="00272c35"/>
    </style:style>
    <style:style style:name="T8" style:family="text">
      <style:text-properties officeooo:rsid="0027c78e"/>
    </style:style>
    <style:style style:name="T9" style:family="text">
      <style:text-properties style:text-position="super 58%"/>
    </style:style>
    <style:style style:name="T10"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ve to enter 6 numbers? <text:s/>+37</text:p>
      <text:p text:style-name="P3"/>
      <text:p text:style-name="P1">Dump of assembler code for function phase_6: </text:p>
      <text:p text:style-name="P1"><text:s text:c="3"/>0x08048df3 &lt;+0&gt;:<text:tab/><text:tab/>push <text:s text:c="2"/>%esi <text:s/>//<text:span text:style-name="T1">save a value?</text:span></text:p>
      <text:p text:style-name="P1"><text:s text:c="3"/>0x08048df4 &lt;+1&gt;:<text:tab/><text:tab/>push <text:s text:c="2"/>%ebx <text:s/>//<text:span text:style-name="T1">save another value</text:span></text:p>
      <text:p text:style-name="P1"><text:s text:c="3"/>0x08048df5 &lt;+2&gt;:<text:tab/><text:tab/>sub <text:s text:c="3"/>$0x44,%esp <text:s/>//<text:span text:style-name="T1">allocate 17 frames</text:span></text:p>
      <text:p text:style-name="P1"><text:s text:c="3"/>0x08048df8 &lt;+5&gt;:<text:tab/><text:tab/><text:span text:style-name="T4">l</text:span>ea <text:s text:c="3"/>0x10(%esp),%eax <text:s/>//<text:span text:style-name="T1">$eax=&amp;frame[4]</text:span></text:p>
      <text:p text:style-name="P1"><text:s text:c="3"/>0x08048dfc &lt;+9&gt;:<text:tab/><text:tab/>mov <text:s text:c="3"/>%eax,0x4(%esp) <text:s/>//<text:span text:style-name="T1">frame[1]=&amp;frame[4]</text:span></text:p>
      <text:p text:style-name="P1"><text:s text:c="3"/>0x08048e00 &lt;+13&gt;:<text:tab/>mov <text:s text:c="3"/>0x50(%esp),%eax <text:s/>//<text:span text:style-name="T1">$eax=frame[20?]</text:span></text:p>
      <text:p text:style-name="P2"><text:s text:c="3"/>0x08048e04 &lt;+17&gt;:<text:tab/>mov <text:s text:c="3"/>%eax,(%esp) <text:s/>// <text:s/><text:span text:style-name="T1">esp=0xffffd0b0=$eax</text:span></text:p>
      <text:p text:style-name="P1"><text:s text:c="3"/>0x08048e07 &lt;+20&gt;:<text:tab/>call <text:s text:c="2"/>0x804915c &lt;read_six_numbers&gt; <text:s/>// <text:span text:style-name="T1">$eax now equals6</text:span></text:p>
      <text:p text:style-name="P1"><text:s text:c="3"/>0x08048e0c &lt;+25&gt;:<text:tab/><text:tab/>mov <text:s text:c="3"/>$0x0,%esi <text:s/>//<text:span text:style-name="T1">$esi=0</text:span></text:p>
      <text:p text:style-name="P1"><text:s text:c="3"/>0x08048e11 &lt;+30&gt;:<text:tab/>mov <text:s text:c="3"/>0x10(%esp,%esi,4),%eax <text:s/>//<text:span text:style-name="T2">$eax=frame[4+esi]/esi=0</text:span></text:p>
      <text:p text:style-name="P1"><text:s text:c="3"/>0x08048e15 &lt;+34&gt;:<text:tab/>sub <text:s text:c="3"/>$0x1,%eax <text:s/>//<text:span text:style-name="T2">subtract 1 from eax now 5</text:span></text:p>
      <text:p text:style-name="P1"><text:s text:c="3"/>0x08048e18 &lt;+37&gt;:<text:tab/>cmp <text:s text:c="3"/>$0x5,%eax //<text:span text:style-name="T2">$eax-5=result</text:span></text:p>
      <text:p text:style-name="P1"><text:s text:c="3"/>0x08048e1b &lt;+40&gt;:<text:tab/>jbe <text:s text:c="3"/>0x8048e22 &lt;phase_6+47&gt; <text:s/>//<text:span text:style-name="T2">jump below or equal, eax was 5, jump</text:span></text:p>
      <text:p text:style-name="P1"><text:s text:c="3"/>0x08048e1d &lt;+42&gt;:<text:tab/>call <text:s text:c="2"/>0x8049135 &lt;explode_bomb&gt; <text:s/></text:p>
      <text:p text:style-name="P1"><text:s text:c="3"/>0x08048e22 &lt;+47&gt;:<text:tab/>add <text:s text:c="3"/>$0x1,%esi <text:s/>//<text:span text:style-name="T2">add 1 to esi</text:span></text:p>
      <text:p text:style-name="P1"><text:s text:c="3"/>0x08048e25 &lt;+50&gt;:<text:tab/>cmp <text:s text:c="3"/>$0x6,%esi <text:s/>//<text:span text:style-name="T2">compare $esi-6=result</text:span></text:p>
      <text:p text:style-name="P1"><text:s text:c="3"/>0x08048e28 &lt;+53&gt;:<text:tab/>jne <text:s text:c="3"/>0x8048e31 &lt;phase_6+62&gt; <text:s/>//<text:span text:style-name="T2">jump not equal to +62</text:span></text:p>
      <text:p text:style-name="P1"><text:s text:c="3"/>0x08048e2a &lt;+55&gt;:<text:tab/><text:tab/>mov <text:s text:c="3"/>$0x0,%ebx </text:p>
      <text:p text:style-name="P1"><text:s text:c="3"/>0x08048e2f &lt;+60&gt;:<text:tab/><text:tab/>jmp <text:s text:c="3"/>0x8048e69 &lt;phase_6+118&gt; </text:p>
      <text:p text:style-name="P1"><text:s text:c="3"/>0x08048e31 &lt;+62&gt;:<text:tab/>mov <text:s text:c="3"/>%esi,%ebx <text:s/>//<text:span text:style-name="T2">$ebx=$esi (esi=1)</text:span></text:p>
      <text:p text:style-name="P1"><text:s text:c="3"/>0x08048e33 &lt;+64&gt;:<text:tab/>mov <text:s text:c="3"/>0x10(%esp,%ebx,4),%eax <text:s/>//<text:span text:style-name="T2">$eax=frame[4+$ebx] (1 more than esi was above)</text:span></text:p>
      <text:p text:style-name="P1"><text:s text:c="3"/>0x08048e37 &lt;+68&gt;:<text:tab/>cmp <text:s text:c="3"/>%eax,0xc(%esp,%esi,4) <text:s/>//<text:span text:style-name="T6">check <text:s/>if we have any duplicates if not go to next loop</text:span></text:p>
      <text:p text:style-name="P3">this frame is same as above <text:s/>eax now is 2, this might be second input</text:p>
      <text:p text:style-name="P1">---Type &lt;return&gt; to continue, or q &lt;return&gt; to quit--- </text:p>
      <text:p text:style-name="P1"><text:s text:c="3"/>0x08048e3b &lt;+72&gt;:<text:tab/>jne <text:s text:c="3"/>0x8048e42 &lt;phase_6+79&gt; //<text:span text:style-name="T2">avoid bomb</text:span></text:p>
      <text:p text:style-name="P1"><text:s text:c="3"/>0x08048e3d &lt;+74&gt;:<text:tab/>call <text:s text:c="2"/>0x8049135 &lt;explode_bomb&gt; </text:p>
      <text:p text:style-name="P1"><text:s text:c="3"/>0x08048e42 &lt;+79&gt;:<text:tab/>add <text:s text:c="3"/>$0x1,%ebx <text:s/>//<text:span text:style-name="T3">add one to ebx now is 2</text:span></text:p>
      <text:p text:style-name="P1"><text:s text:c="3"/>0x08048e45 &lt;+82&gt;:<text:tab/>cmp <text:s text:c="3"/>$0x5,%ebx </text:p>
      <text:p text:style-name="P1"><text:s text:c="3"/>0x08048e48 &lt;+85&gt;:<text:tab/>jle <text:s text:c="3"/>0x8048e33 &lt;phase_6+64&gt; //<text:span text:style-name="T3">if ebx is less than 5 jump back up to 64</text:span></text:p>
      <text:p text:style-name="P1"><text:s text:c="3"/>0x08048e4a &lt;+87&gt;:<text:tab/><text:tab/>jmp <text:s text:c="3"/>0x8048e11 &lt;phase_6+30&gt; </text:p>
      <text:p text:style-name="P1"><text:s text:c="3"/>0x08048e4c &lt;+89&gt;:<text:tab/><text:tab/>mov <text:s text:c="3"/>0x8(%edx),%edx //<text:span text:style-name="T7">put the next node into edx</text:span></text:p>
      <text:p text:style-name="P1"><text:s text:c="3"/>0x08048e4f &lt;+92&gt;:<text:tab/><text:tab/>add <text:s text:c="3"/>$0x1,%eax <text:s/></text:p>
      <text:p text:style-name="P1"><text:s text:c="3"/>0x08048e52 &lt;+95&gt;:<text:tab/>cmp <text:s text:c="3"/>%ecx,%eax </text:p>
      <text:p text:style-name="P1"><text:s text:c="3"/>0x08048e54 &lt;+97&gt;:<text:tab/>jne <text:s text:c="3"/>0x8048e4c &lt;phase_6+89&gt; </text:p>
      <text:p text:style-name="P1"><text:s text:c="3"/>0x08048e56 &lt;+99&gt;:<text:tab/>jmp <text:s text:c="3"/>0x8048e5d &lt;phase_6+106&gt; </text:p>
      <text:p text:style-name="P1"><text:s text:c="3"/>0x08048e58 &lt;+101&gt;:<text:tab/>mov <text:s text:c="3"/>$0x804c13c,%edx </text:p>
      <text:p text:style-name="P1"><text:s text:c="3"/>0x08048e5d &lt;+106&gt;:<text:tab/>mov <text:s text:c="3"/>%edx,0x28(%esp,%esi,4) </text:p>
      <text:p text:style-name="P1"><text:s text:c="3"/>0x08048e61 &lt;+110&gt;:<text:tab/>add <text:s text:c="3"/>$0x1,%ebx </text:p>
      <text:p text:style-name="P1"><text:s text:c="3"/>0x08048e64 &lt;+113&gt;:<text:tab/>cmp <text:s text:c="3"/>$0x6,%ebx </text:p>
      <text:p text:style-name="P1"><text:s text:c="3"/>0x08048e67 &lt;+116&gt;:<text:tab/>je <text:s text:c="4"/>0x8048e80 &lt;phase_6+141&gt; </text:p>
      <text:p text:style-name="P1"><text:s text:c="3"/>0x08048e69 &lt;+118&gt;:<text:tab/>mov <text:s text:c="3"/>%ebx,%esi <text:s/>/ /<text:span text:style-name="T5">start of the second part of the program, pointermade</text:span></text:p>
      <text:p text:style-name="P1"><text:s text:c="3"/>0x08048e6b &lt;+120&gt;:<text:tab/>mov <text:s text:c="3"/>0x10(%esp,%ebx,4),%ecx <text:s/>//<text:span text:style-name="T6">$ecx=frame[4+$ebx] </text:span><text:soft-page-break/><text:span text:style-name="T6">firsttimeitsfirstinput</text:span></text:p>
      <text:p text:style-name="P1"><text:s text:c="3"/>0x08048e6f &lt;+124&gt;:<text:tab/>cmp <text:s text:c="3"/>$0x1,%ecx //<text:span text:style-name="T6">ecx&amp;ebx both zero firsttimeround</text:span></text:p>
      <text:p text:style-name="P1"><text:s text:c="3"/>0x08048e72 &lt;+127&gt;:<text:tab/>jle <text:s text:c="3"/>0x8048e58 &lt;phase_6+101&gt; //<text:span text:style-name="T7">did not make jump$ecx=4</text:span></text:p>
      <text:p text:style-name="P1"><text:s text:c="3"/>0x08048e74 &lt;+129&gt;:<text:tab/>mov <text:s text:c="3"/>$0x1,%eax </text:p>
      <text:p text:style-name="P1"><text:s text:c="3"/>0x08048e79 &lt;+134&gt;:<text:tab/>mov <text:s text:c="3"/>$0x804c13c,%edx //<text:span text:style-name="T7">move some node into $edx check bottom</text:span></text:p>
      <text:p text:style-name="P1"><text:s text:c="3"/>0x08048e7e &lt;+139&gt;:<text:tab/>jmp <text:s text:c="3"/>0x8048e4c &lt;phase_6+89&gt; </text:p>
      <text:p text:style-name="P1">---Type &lt;return&gt; to continue, or q &lt;return&gt; to quit--- </text:p>
      <text:p text:style-name="P1"><text:s text:c="3"/>0x08048e80 &lt;+141&gt;:<text:tab/>mov <text:s text:c="3"/>0x28(%esp),%ebx </text:p>
      <text:p text:style-name="P1"><text:s text:c="3"/>0x08048e84 &lt;+145&gt;:<text:tab/>lea <text:s text:c="3"/>0x2c(%esp),%eax </text:p>
      <text:p text:style-name="P1"><text:s text:c="3"/>0x08048e88 &lt;+149&gt;:<text:tab/>lea <text:s text:c="3"/>0x40(%esp),%esi </text:p>
      <text:p text:style-name="P1"><text:s text:c="3"/>0x08048e8c &lt;+153&gt;:<text:tab/>mov <text:s text:c="3"/>%ebx,%ecx </text:p>
      <text:p text:style-name="P1"><text:s text:c="3"/>0x08048e8e &lt;+155&gt;:<text:tab/>mov <text:s text:c="3"/>(%eax),%edx </text:p>
      <text:p text:style-name="P1"><text:s text:c="3"/>0x08048e90 &lt;+157&gt;:<text:tab/>mov <text:s text:c="3"/>%edx,0x8(%ecx) </text:p>
      <text:p text:style-name="P1"><text:s text:c="3"/>0x08048e93 &lt;+160&gt;:<text:tab/>add <text:s text:c="3"/>$0x4,%eax </text:p>
      <text:p text:style-name="P1"><text:s text:c="3"/>0x08048e96 &lt;+163&gt;:<text:tab/>cmp <text:s text:c="3"/>%esi,%eax </text:p>
      <text:p text:style-name="P1"><text:s text:c="3"/>0x08048e98 &lt;+165&gt;:<text:tab/>je <text:s text:c="4"/>0x8048e9e &lt;phase_6+171&gt; </text:p>
      <text:p text:style-name="P1"><text:s text:c="3"/>0x08048e9a &lt;+167&gt;:<text:tab/>mov <text:s text:c="3"/>%edx,%ecx </text:p>
      <text:p text:style-name="P1"><text:s text:c="3"/>0x08048e9c &lt;+169&gt;:<text:tab/>jmp <text:s text:c="3"/>0x8048e8e &lt;phase_6+155&gt; </text:p>
      <text:p text:style-name="P1"><text:s text:c="3"/>0x08048e9e &lt;+171&gt;:<text:tab/>movl <text:s text:c="2"/>$0x0,0x8(%edx) </text:p>
      <text:p text:style-name="P1"><text:s text:c="3"/>0x08048ea5 &lt;+178&gt;:<text:tab/>mov <text:s text:c="3"/>$0x5,%esi </text:p>
      <text:p text:style-name="P1"><text:s text:c="3"/>0x08048eaa &lt;+183&gt;:<text:tab/>mov <text:s text:c="3"/>0x8(%ebx),%eax </text:p>
      <text:p text:style-name="P1"><text:s text:c="3"/>0x08048ead &lt;+186&gt;:<text:tab/>mov <text:s text:c="3"/>(%eax),%eax </text:p>
      <text:p text:style-name="P1"><text:s text:c="3"/>0x08048eaf &lt;+188&gt;:<text:tab/>cmp <text:s text:c="3"/>%eax,(%ebx) </text:p>
      <text:p text:style-name="P1"><text:s text:c="3"/>0x08048eb1 &lt;+190&gt;:<text:tab/>jge <text:s text:c="3"/>0x8048eb8 &lt;phase_6+197&gt; </text:p>
      <text:p text:style-name="P1"><text:s text:c="3"/>0x08048eb3 &lt;+192&gt;:<text:tab/>call <text:s text:c="2"/>0x8049135 &lt;explode_bomb&gt; </text:p>
      <text:p text:style-name="P1"><text:s text:c="3"/>0x08048eb8 &lt;+197&gt;:<text:tab/>mov <text:s text:c="3"/>0x8(%ebx),%ebx </text:p>
      <text:p text:style-name="P1"><text:s text:c="3"/>0x08048ebb &lt;+200&gt;:<text:tab/>sub <text:s text:c="3"/>$0x1,%esi </text:p>
      <text:p text:style-name="P1"><text:s text:c="3"/>0x08048ebe &lt;+203&gt;:<text:tab/>jne <text:s text:c="3"/>0x8048eaa &lt;phase_6+183&gt; </text:p>
      <text:p text:style-name="P1"><text:s text:c="3"/>0x08048ec0 &lt;+205&gt;:<text:tab/>add <text:s text:c="3"/>$0x44,%esp </text:p>
      <text:p text:style-name="P1"><text:s text:c="3"/>0x08048ec3 &lt;+208&gt;:<text:tab/>pop <text:s text:c="3"/>%ebx </text:p>
      <text:p text:style-name="P1">---Type &lt;return&gt; to continue, or q &lt;return&gt; to quit--- </text:p>
      <text:p text:style-name="P1"><text:s text:c="3"/>0x08048ec4 &lt;+209&gt;:<text:tab/>pop <text:s text:c="3"/>%esi </text:p>
      <text:p text:style-name="P1"><text:s text:c="3"/>0x08048ec5 &lt;+210&gt;:<text:tab/>ret </text:p>
      <text:p text:style-name="P1"><text:s text:c="2"/></text:p>
      <text:p text:style-name="P1"/>
      <text:p text:style-name="P5">after we check if we have 6 numbers and they are between 1-6 inclusive and there are no repeats we get to the third section of the program: defining nodes</text:p>
      <text:p text:style-name="P5">when we first get to this loop $eax contains our first input</text:p>
      <text:p text:style-name="P5"/>
      <text:p text:style-name="P9">each node might be mapped to its location in the 6 it seems 4 cycled until it got the 4<text:span text:style-name="T9">th</text:span> node lets see if the same happens now that we </text:p>
      <text:p text:style-name="P3">memory locations of input values</text:p>
      <text:p text:style-name="P3">start on frame 4</text:p>
      <text:p text:style-name="P3">0xffffd0c0:<text:tab/>1 </text:p>
      <text:p text:style-name="P3">0xffffd0c4:<text:tab/>2 </text:p>
      <text:p text:style-name="P3">0xffffd0c8:<text:tab/>3 </text:p>
      <text:p text:style-name="P3">0xffffd0cc:<text:tab/>4 </text:p>
      <text:p text:style-name="P3"><text:soft-page-break/>0xffffd0d0:<text:tab/>5 </text:p>
      <text:p text:style-name="P3">0xffffd0d4:<text:tab/>6 </text:p>
      <text:p text:style-name="P3"/>
      <text:p text:style-name="P6">after the first loop that goes through times we have the second to last input in $eax and the first input in $ecx <text:s/>if the first is less or equal to 1 jump back up and puts some node in edx</text:p>
      <text:p text:style-name="P6"/>
      <text:p text:style-name="P6"/>
      <text:p text:style-name="P7">so first input goes to node 1 then we <text:s/>might be putting second input into first node then loop back around to get the first input as it seems thats what ecx stays as and eax is changed and compared to ecx </text:p>
      <text:p text:style-name="P7">so we loop back up to 89 a few times each time eax going up by one and skipping around node so now we are on node 4</text:p>
      <text:p text:style-name="P7">so it seems noe 1 and 4 have been defined first, <text:s/>first we go through and use the constant there to find the first node then you cycle through a small loop up top which cycles through nodes until we have done it the amount of times as the first input???? <text:s/><text:span text:style-name="T8">thats why we have a cmp $0x1 to $ebx if we get that then we map the first node to the constant there? <text:s/>6 got all the way to node 6 so that would make me assume thats how we are mapping this will follow through to ensure that each loop only loops through nodes until the input number is reached then it breaks out and goes to the next input number I would assume to find its node </text:span></text:p>
      <text:p text:style-name="P9">$ebx is the grand counter for this to go through each input, and $edx cycles through the nodes</text:p>
      <text:p text:style-name="P9">as we use each new input we reset eax to 1 and set edx back to the first node</text:p>
      <text:p text:style-name="P9"/>
      <text:p text:style-name="P9">so ecx stores the number we are going to then we add one 1 eax each time, once they are equal we break out of the loop and I assume the node is set to that input</text:p>
      <text:p text:style-name="P9">so it seems input number directly corresponds to the number name of each node <text:s/>that is done in line +106 I think</text:p>
      <text:p text:style-name="P9"/>
      <text:p text:style-name="P10">when they check for one they skip the whole loop above and just throw the node in, which makes sense, you dont need to set eax or anything just update ebx to show another input has been mapped to a node</text:p>
      <text:p text:style-name="P10">aLL NODES MAPPED BASED ON THE NUMBER THEy ARE AND TO THE CORRESPONDING NODES</text:p>
      <text:p text:style-name="P11">so the loop jumps back to 155 lets find out what its doing cycling the different variables</text:p>
      <text:p text:style-name="P11"/>
      <text:p text:style-name="P11">do we cycle through in order of nodes and the first node is 1? or is it backwards and 6, that might make more sense, but the memory location stored in eax was 2 now its 3 maybe it does cycle in order</text:p>
      <text:p text:style-name="P11"/>
      <text:p text:style-name="P11">for next time make break at 0x08048e8e <text:s/>this is +155 start of last section</text:p>
      <text:p text:style-name="P10">LAST LOOP node value comparisons <text:s/></text:p>
      <text:p text:style-name="P10">first go round $eax = </text:p>
      <text:p text:style-name="P10">ebx=node 4 </text:p>
      <text:p text:style-name="P10">eax seems to be node 5</text:p>
      <text:p text:style-name="P10"/>
      <text:p text:style-name="P10"/>
      <text:p text:style-name="P10"/>
      <text:p text:style-name="P10"/>
      <text:p text:style-name="P10"/>
      <text:p text:style-name="P10"/>
      <text:p text:style-name="P7"><text:soft-page-break/>found all the nodes and their values</text:p>
      <text:p text:style-name="P13">the first value is the node value I think.</text:p>
      <text:p text:style-name="P13">The second value is the index.</text:p>
      <text:p text:style-name="P13">Due to the increments by 12 in the 3<text:span text:style-name="T9">rd</text:span> one I assume that's the next pointer</text:p>
      <text:p text:style-name="P13">so 1 is at the head and </text:p>
      <text:p text:style-name="P7">0x804c13c &lt;node1&gt;:<text:tab/><text:tab/>-121</text:p>
      <text:p text:style-name="P8">0x804c140 &lt;node1+4&gt;:<text:tab/>1</text:p>
      <text:p text:style-name="P8">0x804c144 &lt;node1+8&gt;:<text:tab/>72 <text:s/></text:p>
      <text:p text:style-name="P7"></text:p>
      <text:p text:style-name="P7">0x804c148 &lt;node2&gt;:<text:tab/><text:tab/>-119</text:p>
      <text:p text:style-name="P7">0x804c14c &lt;node2+4&gt;:<text:tab/>2</text:p>
      <text:p text:style-name="P7">0x804c150 &lt;node2+8&gt;:<text:tab/>84</text:p>
      <text:p text:style-name="P7"></text:p>
      <text:p text:style-name="P7">0x804c154 &lt;node3&gt;:<text:tab/><text:tab/>-64</text:p>
      <text:p text:style-name="P7">0x804c158 &lt;node3+4&gt;:<text:tab/>3</text:p>
      <text:p text:style-name="P7">0x804c15c &lt;node3+8&gt;:<text:tab/>96</text:p>
      <text:p text:style-name="P7"></text:p>
      <text:p text:style-name="P7">0x804c160 &lt;node4&gt;:<text:tab/><text:tab/>98</text:p>
      <text:p text:style-name="P7">0x804c164 &lt;node4+4&gt;:<text:tab/>4</text:p>
      <text:p text:style-name="P7">0x804c168 &lt;node4+8&gt;:<text:tab/>108</text:p>
      <text:p text:style-name="P7"></text:p>
      <text:p text:style-name="P7">0x804c16c &lt;node5&gt;:<text:tab/><text:tab/>-53</text:p>
      <text:p text:style-name="P7">0x804c170 &lt;node5+4&gt;:<text:tab/>5</text:p>
      <text:p text:style-name="P7">0x804c174 &lt;node5+8&gt;:<text:tab/>120</text:p>
      <text:p text:style-name="P7"></text:p>
      <text:p text:style-name="P7">0x804c178 &lt;node6&gt;:<text:tab/><text:tab/>-77</text:p>
      <text:p text:style-name="P7">0x804c17c &lt;node6+4&gt;:<text:tab/>6</text:p>
      <text:p text:style-name="P7">0x804c180 &lt;node6+8&gt;:<text:tab/>0</text:p>
      <text:p text:style-name="P12"/>
      <text:p text:style-name="P13">node1= 647</text:p>
      <text:p text:style-name="P13">node2 = 137</text:p>
      <text:p text:style-name="P13">node3 = 448</text:p>
      <text:p text:style-name="P13">node4 = 354</text:p>
      <text:p text:style-name="P13">node5 = 459</text:p>
      <text:p text:style-name="P13">node6 = 435</text:p>
      <text:p text:style-name="P13"/>
      <text:p text:style-name="P13">node2 137</text:p>
      <text:p text:style-name="P13">node4 354</text:p>
      <text:p text:style-name="P13">node6 435</text:p>
      <text:p text:style-name="P13">node3 448</text:p>
      <text:p text:style-name="P13">node5 459</text:p>
      <text:p text:style-name="P13">node1 6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8T13:49:46.058610246</meta:creation-date>
    <dc:date>2015-03-01T15:09:07.767369350</dc:date>
    <meta:editing-duration>PT3H4M42S</meta:editing-duration>
    <meta:editing-cycles>5</meta:editing-cycles>
    <meta:generator>LibreOffice/4.2.7.2$Linux_X86_64 LibreOffice_project/420m0$Build-2</meta:generator>
    <meta:document-statistic meta:table-count="0" meta:image-count="0" meta:object-count="0" meta:page-count="4" meta:paragraph-count="145" meta:word-count="1181" meta:character-count="7746" meta:non-whitespace-character-count="6137"/>
  </office:meta>
</office:document-meta>
</file>